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1051cc"/>
    </style:style>
    <style:style style:name="P2" style:family="paragraph" style:parent-style-name="Text_20_body">
      <style:text-properties officeooo:rsid="00147349" officeooo:paragraph-rsid="00147349"/>
    </style:style>
    <style:style style:name="P3" style:family="paragraph" style:parent-style-name="Text_20_body">
      <style:text-properties officeooo:paragraph-rsid="00147349"/>
    </style:style>
    <style:style style:name="P4" style:family="paragraph" style:parent-style-name="Text_20_body">
      <style:paragraph-properties fo:text-align="start" style:justify-single-word="false"/>
      <style:text-properties officeooo:paragraph-rsid="0015d743"/>
    </style:style>
    <style:style style:name="P5" style:family="paragraph" style:parent-style-name="Text_20_body">
      <style:text-properties officeooo:rsid="0015d743" officeooo:paragraph-rsid="0015d743"/>
    </style:style>
    <style:style style:name="P6" style:family="paragraph" style:parent-style-name="Text_20_body">
      <style:text-properties officeooo:paragraph-rsid="0017bf52"/>
    </style:style>
    <style:style style:name="T1" style:family="text">
      <style:text-properties officeooo:rsid="000e55b0"/>
    </style:style>
    <style:style style:name="T2" style:family="text">
      <style:text-properties officeooo:rsid="000f8b00"/>
    </style:style>
    <style:style style:name="T3" style:family="text">
      <style:text-properties officeooo:rsid="001051cc"/>
    </style:style>
    <style:style style:name="T4" style:family="text">
      <style:text-properties officeooo:rsid="0010d5ab"/>
    </style:style>
    <style:style style:name="T5" style:family="text">
      <style:text-properties officeooo:rsid="00122e1d"/>
    </style:style>
    <style:style style:name="T6" style:family="text">
      <style:text-properties officeooo:rsid="00135bd7"/>
    </style:style>
    <style:style style:name="T7" style:family="text">
      <style:text-properties officeooo:rsid="00147349"/>
    </style:style>
    <style:style style:name="T8" style:family="text">
      <style:text-properties officeooo:rsid="00152bb1"/>
    </style:style>
    <style:style style:name="T9" style:family="text">
      <style:text-properties officeooo:rsid="0015d743"/>
    </style:style>
    <style:style style:name="T10" style:family="text">
      <style:text-properties officeooo:rsid="0017bf52"/>
    </style:style>
    <style:style style:name="T11" style:family="text">
      <style:text-properties officeooo:rsid="0018ab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span text:style-name="T3">Monatliches </text:span>Logbuch</text:p>
      <text:p text:style-name="Text_20_body">Gemachte Wochenpläne studieren.</text:p>
      <text:p text:style-name="Text_20_body">KALM: Keep – Add – Less – More</text:p>
      <text:p text:style-name="Text_20_body">Was habe <text:span text:style-name="T1">ich gelernt?<text:line-break/>Was ist gut gelaufen?<text:line-break/>Was muss sich ändern?<text:line-break/>Wo gibt es unklarheiten?</text:span></text:p>
      <text:p text:style-name="Text_20_body">Begutachten der langfristigen Ziele&amp;Pl<text:span text:style-name="T7">ä</text:span>n<text:span text:style-name="T7">e</text:span>.</text:p>
      <text:p text:style-name="Text_20_body"><text:span text:style-name="T6">Die </text:span><text:span text:style-name="T10">nächsten </text:span>Monatsziele definieren.</text:p>
      <text:p text:style-name="Text_20_body"><text:span text:style-name="T6">Das </text:span><text:span text:style-name="T4">Arbeitsj</text:span>ournal <text:span text:style-name="T5">in das Jahresjournal </text:span><text:span text:style-name="T4">archiviere</text:span><text:span text:style-name="T6">n</text:span><text:span text:style-name="T4">, </text:span><text:span text:style-name="T5">den Rest in das nächste Arbeitsjournal</text:span><text:span text:style-name="T3"> übertragen </text:span><text:span text:style-name="T4">und unnützes entsorgen.</text:span></text:p>
      <text:p text:style-name="Heading">W<text:span text:style-name="T5">o</text:span>chen<text:span text:style-name="T5">planung</text:span></text:p>
      <text:p text:style-name="Text_20_body"><text:span text:style-name="T6">Die </text:span>Grobplanung <text:span text:style-name="T5">im Wochenplaner</text:span> <text:span text:style-name="T5">machen </text:span>(die Feinplanung erfolgt täglich)</text:p>
      <text:p text:style-name="Text_20_body"><text:span text:style-name="T5">D</text:span><text:span text:style-name="T6">en Terminkalender und die</text:span><text:span text:style-name="T5"> </text:span><text:span text:style-name="T2">Trackerlisten prüfen und </text:span><text:span text:style-name="T6">ggf. in den Wochenplaner übertragen.</text:span></text:p>
      <text:p text:style-name="P1">Journal Struktur</text:p>
      <text:p text:style-name="P6"><text:span text:style-name="T10">Es gibt ein</text:span> Arbeitsjournal <text:span text:style-name="T10">und als Archiv ein <text:s/>Jahresjournal.</text:span></text:p>
      <text:p text:style-name="Text_20_body">Das Arbeitsjournal <text:span text:style-name="T3">im DIN-A5 Format</text:span> besteht aus den Schichten: <text:span text:style-name="T11">5</text:span>x Wochenplaner, Tracker, <text:span text:style-name="T4">ca. </text:span><text:span text:style-name="T3">20x punktierte Blätter. Die punktierten Blätter füllen sich mit wichtigen Sammlungen, aber auch Notizen. </text:span><text:span text:style-name="T5">Der Wochenplan</text:span><text:span text:style-name="T9">er</text:span><text:span text:style-name="T5"> dient auch als Gedächtnisstütze für d</text:span><text:span text:style-name="T9">en</text:span><text:span text:style-name="T5"> Logbuch</text:span><text:span text:style-name="T9">eintrag</text:span><text:span text:style-name="T5">.</text:span></text:p>
      <text:p text:style-name="Text_20_body">Das Arbeitsjournal startet jeden Monat neu. </text:p>
      <text:p text:style-name="Text_20_body">Das Jahresjournal bildet ein DIN-A5 Ordner und hat die Struktur: <text:span text:style-name="T4">Langfristige Sammlungen, </text:span>Archivierte Sammlungen, Logbuch, Archivierte Notizen. </text:p>
      <text:p text:style-name="P5">Mit den langfristigen Sammlungen im Jahresjournal spart man sich deren Übertrag ins nächste Arbeits‑journal jeden Monat.</text:p>
      <text:p text:style-name="P4"><text:span text:style-name="T9">Sammlungen sind alles mögliche: </text:span><text:span text:style-name="T7">TODO-Listen, Wunschlisten Favoritenlisten, Ideen / Konzepte, Ziele &amp; Pläne, Analysen, Selbsterkenntnis &amp; Reflexion …</text:span></text:p>
      <text:p text:style-name="Heading"><text:soft-page-break/>Planungsebenen</text:p>
      <text:p text:style-name="P3"><text:span text:style-name="T7">Zeitliche </text:span><text:span text:style-name="T8">Stuktur</text:span><text:span text:style-name="T7">:<text:line-break/>Lebensphase – Jahr – Quartal – Monat – Woche – Tag</text:span></text:p>
      <text:p text:style-name="P2"><text:span text:style-name="T8">Planungsstruktur</text:span><text:line-break/>Lebensziele – Projekte – Ide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31cm" loext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15%"/>
      <style:text-properties officeooo:rsid="000f8b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09:14.295259605</meta:creation-date>
    <dc:date>2021-01-31T23:09:19.645012609</dc:date>
    <meta:editing-duration>PT2H20M1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20" meta:word-count="189" meta:character-count="1480" meta:non-whitespace-character-count="1298"/>
  </office:meta>
</office:document-meta>
</file>